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6.5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43.46pt"/>
    </style:style>
    <style:style style:name="co5" style:family="table-column">
      <style:table-column-properties fo:break-before="auto" style:column-width="251.8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K3328-SOM-EVB_Rev_A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2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7,R18,R20,R21,R23,R4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A0805_(4X0402)_22R</text:p>
          </table:table-cell>
          <table:table-cell table:style-name="ce7" office:value-type="string" calcext:value-type="string">
            <text:p>RA0805</text:p>
          </table:table-cell>
          <table:table-cell table:style-name="ce7" office:value-type="string" calcext:value-type="string">
            <text:p>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3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5,R36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1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6,R22,R24,R25,R26,R27,</text:p>
            <text:p>R28,R3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,R3,R4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.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,R7,R10,R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0805_(4X0402)_4.7k</text:p>
          </table:table-cell>
          <table:table-cell table:style-name="ce7" office:value-type="string" calcext:value-type="string">
            <text:p>RA0805</text:p>
          </table:table-cell>
          <table:table-cell table:style-name="ce7" office:value-type="string" calcext:value-type="string">
            <text:p>RM1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5,R6,R8,R11,R12,R15,</text:p>
            <text:p>R19,R33,R37,R39,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3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9,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1206_(4x0603)_4B8_100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1,L2,L3,L4,L5,L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3pF/50V/5%/CO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2,C3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F/2k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6,C36</text:p>
          </table:table-cell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00nF/1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,C2,C9,C14,C15,C17,</text:p>
            <text:p>C18,C20,C23,C27,C28,</text:p>
            <text:p>C29,C30,C31,C3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1,C22,C26,C34,C35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7,C8,C10,C11,C12,C13,</text:p>
            <text:p>C19,C25,C38,C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4007\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5822/SS34/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SS138(SOT23-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RLML6402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MS1117(ADJ)</text:p>
          </table:table-cell>
          <table:table-cell table:style-name="ce7" office:value-type="string" calcext:value-type="string">
            <text:p>SOT223</text:p>
          </table:table-cell>
          <table:table-cell table:style-name="ce7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KSZ9031RNXCC</text:p>
          </table:table-cell>
          <table:table-cell table:style-name="ce7" office:value-type="string" calcext:value-type="string">
            <text:p>QFN48</text:p>
          </table:table-cell>
          <table:table-cell table:style-name="ce7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Y6280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4,U5,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25MHz/20pF/20ppm/2P/5x3.2mm</text:p>
          </table:table-cell>
          <table:table-cell table:style-name="ce7" office:value-type="string" calcext:value-type="string">
            <text:p>5.0x3.2mm</text:p>
          </table:table-cell>
          <table:table-cell table:style-name="ce7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SMD035</text:p>
          </table:table-cell>
          <table:table-cell table:style-name="ce7" office:value-type="string" calcext:value-type="string">
            <text:p>FUSE-1206</text:p>
          </table:table-cell>
          <table:table-cell table:style-name="ce7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HDMI-SWM-19</text:p>
          </table:table-cell>
          <table:table-cell table:style-name="ce7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CRO_SD(TFC-WPAPR-08)</text:p>
          </table:table-cell>
          <table:table-cell table:style-name="ce7" office:value-type="string" calcext:value-type="string">
            <text:p>TFC-WPAPR-08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CRO_USB\MISB-SWMM-5B_LF</text:p>
          </table:table-cell>
          <table:table-cell table:style-name="ce7" office:value-type="string" calcext:value-type="string">
            <text:p>USB-MICRO</text:p>
          </table:table-cell>
          <table:table-cell table:style-name="ce7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LD-060TC1(LPJ4013EDNL)</text:p>
          </table:table-cell>
          <table:table-cell table:style-name="ce7" office:value-type="string" calcext:value-type="string">
            <text:p>RJLBC-060TC1</text:p>
          </table:table-cell>
          <table:table-cell table:style-name="ce7" office:value-type="string" calcext:value-type="string">
            <text:p>LAN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M211Q01FM22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USB_A_VERTICAL</text:p>
          </table:table-cell>
          <table:table-cell table:style-name="ce7" office:value-type="string" calcext:value-type="string">
            <text:p>USB-HO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-SWZ1BL-9A-LF</text:p>
          </table:table-cell>
          <table:table-cell table:style-name="ce7" office:value-type="string" calcext:value-type="string">
            <text:p>USB3.0-TypeA</text:p>
          </table:table-cell>
          <table:table-cell table:style-name="ce7" office:value-type="string" calcext:value-type="string">
            <text:p>USB3.0_TYPE-A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BH10S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BH26S</text:p>
          </table:table-cell>
          <table:table-cell table:style-name="ce7"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F12(3.0)-40DS-0.5V(86)</text:p>
          </table:table-cell>
          <table:table-cell table:style-name="ce7" office:value-type="string" calcext:value-type="string">
            <text:p>Flash_Con</text:p>
          </table:table-cell>
          <table:table-cell table:style-name="ce7"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HN1x3</text:p>
          </table:table-cell>
          <table:table-cell table:style-name="ce7" office:value-type="string" calcext:value-type="string">
            <text:p>UART_DBG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PA-V16X-2X10-LF</text:p>
          </table:table-cell>
          <table:table-cell table:style-name="ce7" office:value-type="string" calcext:value-type="string">
            <text:p>GPIO3,GPIO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PA-V16X-2X20-LF</text:p>
          </table:table-cell>
          <table:table-cell table:style-name="ce7" office:value-type="string" calcext:value-type="string">
            <text:p><text:span text:style-name="T1">GPIO1,</text:span>GPIO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J-2mm</text:p>
          </table:table-cell>
          <table:table-cell table:style-name="ce7" office:value-type="string" calcext:value-type="string">
            <text:p>PWR_J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1107A(6x3,8x2,5MM)</text:p>
          </table:table-cell>
          <table:table-cell table:style-name="ce7" office:value-type="string" calcext:value-type="string">
            <text:p>6x3,8x2,5MM</text:p>
          </table:table-cell>
          <table:table-cell table:style-name="ce7" office:value-type="string" calcext:value-type="string">
            <text:p>PWR1,RS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RCLAMP0524P(SLP2510P8))</text:p>
          </table:table-cell>
          <table:table-cell table:style-name="ce7" office:value-type="string" calcext:value-type="string">
            <text:p>SLP2510P8</text:p>
          </table:table-cell>
          <table:table-cell table:style-name="ce7" office:value-type="string" calcext:value-type="string">
            <text:p>U1,U2,U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47uF/6.3V/20%/X5R/C0805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3,C4,C5,C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5025)</text:p>
          </table:table-cell>
          <table:table-cell table:style-name="ce7" office:value-type="string" calcext:value-type="string">
            <text:p>FUSE-5025</text:p>
          </table:table-cell>
          <table:table-cell table:style-name="ce7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ESD5304D-10/TR)</text:p>
          </table:table-cell>
          <table:table-cell table:style-name="ce7" office:value-type="string" calcext:value-type="string">
            <text:p>SLP2510P8</text:p>
          </table:table-cell>
          <table:table-cell table:style-name="ce7" office:value-type="string" calcext:value-type="string">
            <text:p>U6,U7</text:p>
          </table:table-cell>
          <table:table-cell table:number-columns-repeated="1020"/>
        </table:table-row>
        <table:table-row table:style-name="ro1" table:number-rows-repeated="22">
          <table:table-cell table:style-name="Default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11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date style:data-style-name="N2" text:date-value="2021-03-11">00/00/0000</text:dat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time>00:00:00</text:tim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8:16:58.59775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1T10:56:24.501849264</dc:date>
    <meta:editing-duration>PT2H28M58S</meta:editing-duration>
    <meta:editing-cycles>41</meta:editing-cycles>
    <meta:document-statistic meta:table-count="1" meta:cell-count="220" meta:object-count="0"/>
  </office:meta>
</office:document-meta>
</file>